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2cm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3cm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 style:protect="size"/>
    </style:style>
    <style:style style:name="gr10" style:family="graphic" style:parent-style-name="standard">
      <style:graphic-properties draw:stroke="dash" draw:stroke-dash="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13cm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 style:protect="siz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7cm" svg:height="1.777cm" svg:x="7.703cm" svg:y="3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23cm" svg:height="0.962cm" svg:x="9.065cm" svg:y="3.573cm">
          <draw:text-box>
            <text:p text:style-name="P2">Conv</text:p>
          </draw:text-box>
        </draw:frame>
        <draw:custom-shape draw:style-name="gr1" draw:text-style-name="P1" draw:layer="layout" svg:width="4.827cm" svg:height="1.777cm" svg:x="7.703cm" svg:y="5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8.105cm" svg:height="0.962cm" svg:x="7.565cm" svg:y="5.872cm">
          <draw:text-box>
            <text:p text:style-name="P2">Batch Normalize</text:p>
          </draw:text-box>
        </draw:frame>
        <draw:custom-shape draw:style-name="gr1" draw:text-style-name="P1" draw:layer="layout" svg:width="4.827cm" svg:height="1.777cm" svg:x="7.703cm" svg:y="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.152cm" svg:height="0.962cm" svg:x="9.065cm" svg:y="8.172cm">
          <draw:text-box>
            <text:p text:style-name="P2">ReLU</text:p>
          </draw:text-box>
        </draw:frame>
        <draw:custom-shape draw:style-name="gr1" draw:text-style-name="P1" draw:layer="layout" svg:width="4.827cm" svg:height="1.777cm" svg:x="7.703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8.105cm" svg:height="0.962cm" svg:x="7.565cm" svg:y="10.471cm">
          <draw:text-box>
            <text:p text:style-name="P2">Batch Normalize</text:p>
          </draw:text-box>
        </draw:frame>
        <draw:custom-shape draw:style-name="gr1" draw:text-style-name="P1" draw:layer="layout" svg:width="4.827cm" svg:height="1.777cm" svg:x="7.703cm" svg:y="12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244cm" svg:height="0.962cm" svg:x="8.765cm" svg:y="12.77cm">
          <draw:text-box>
            <text:p text:style-name="P2">Binarize</text:p>
          </draw:text-box>
        </draw:frame>
        <draw:custom-shape draw:style-name="gr1" draw:text-style-name="P1" draw:layer="layout" svg:width="4.827cm" svg:height="1.777cm" svg:x="7.70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6.149cm" svg:height="0.962cm" svg:x="8.165cm" svg:y="15.069cm">
          <draw:text-box>
            <text:p text:style-name="P2">Binary Conv</text:p>
          </draw:text-box>
        </draw:frame>
        <draw:custom-shape draw:style-name="gr1" draw:text-style-name="P1" draw:layer="layout" svg:width="4.827cm" svg:height="1.777cm" svg:x="7.703cm" svg:y="1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093cm" svg:height="0.962cm" svg:x="9.065cm" svg:y="17.369cm">
          <draw:text-box>
            <text:p text:style-name="P2">Scale</text:p>
          </draw:text-box>
        </draw:frame>
        <draw:custom-shape draw:style-name="gr1" draw:text-style-name="P1" draw:layer="layout" svg:width="4.827cm" svg:height="1.777cm" svg:x="7.703cm" svg:y="19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.152cm" svg:height="0.962cm" svg:x="9.065cm" svg:y="19.668cm">
          <draw:text-box>
            <text:p text:style-name="P2">ReLU</text:p>
          </draw:text-box>
        </draw:frame>
        <draw:custom-shape draw:style-name="gr1" draw:text-style-name="P1" draw:layer="layout" svg:width="4.827cm" svg:height="1.777cm" svg:x="7.703cm" svg:y="35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6.7cm" svg:height="0.962cm" svg:x="7.965cm" svg:y="35.863cm">
          <draw:text-box>
            <text:p text:style-name="P2">Average Pool</text:p>
          </draw:text-box>
        </draw:frame>
        <draw:line draw:style-name="gr9" draw:text-style-name="P1" draw:layer="layout" svg:x1="10.135cm" svg:y1="4.944cm" svg:x2="10.135cm" svg:y2="5.466cm">
          <text:p/>
        </draw:line>
        <draw:line draw:style-name="gr9" draw:text-style-name="P1" draw:layer="layout" svg:x1="10.135cm" svg:y1="7.243cm" svg:x2="10.135cm" svg:y2="7.765cm">
          <text:p/>
        </draw:line>
        <draw:line draw:style-name="gr9" draw:text-style-name="P1" draw:layer="layout" svg:x1="10.135cm" svg:y1="9.542cm" svg:x2="10.135cm" svg:y2="10.064cm">
          <text:p/>
        </draw:line>
        <draw:line draw:style-name="gr9" draw:text-style-name="P1" draw:layer="layout" svg:x1="10.135cm" svg:y1="11.842cm" svg:x2="10.135cm" svg:y2="12.364cm">
          <text:p/>
        </draw:line>
        <draw:line draw:style-name="gr9" draw:text-style-name="P1" draw:layer="layout" svg:x1="10.135cm" svg:y1="14.141cm" svg:x2="10.135cm" svg:y2="14.663cm">
          <text:p/>
        </draw:line>
        <draw:line draw:style-name="gr9" draw:text-style-name="P1" draw:layer="layout" svg:x1="10.135cm" svg:y1="16.44cm" svg:x2="10.135cm" svg:y2="16.962cm">
          <text:p/>
        </draw:line>
        <draw:line draw:style-name="gr9" draw:text-style-name="P1" draw:layer="layout" svg:x1="10.135cm" svg:y1="18.739cm" svg:x2="10.135cm" svg:y2="19.261cm">
          <text:p/>
        </draw:line>
        <draw:line draw:style-name="gr9" draw:text-style-name="P1" draw:layer="layout" svg:x1="10.135cm" svg:y1="21.039cm" svg:x2="10.135cm" svg:y2="21.561cm">
          <text:p/>
        </draw:line>
        <draw:line draw:style-name="gr9" draw:text-style-name="P1" draw:layer="layout" svg:x1="10.135cm" svg:y1="2.644cm" svg:x2="10.135cm" svg:y2="3.166cm">
          <text:p/>
        </draw:line>
        <draw:line draw:style-name="gr9" draw:text-style-name="P1" draw:layer="layout" svg:x1="10.135cm" svg:y1="37.233cm" svg:x2="10.135cm" svg:y2="37.755cm">
          <text:p/>
        </draw:line>
        <draw:custom-shape draw:style-name="gr10" draw:text-style-name="P1" draw:layer="layout" svg:width="6.607cm" svg:height="10.975cm" svg:x="6.831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2.334cm" svg:height="0.962cm" draw:transform="rotate (-1.55316850134975) translate (14.647cm 14.315cm)">
          <draw:text-box>
            <text:p text:style-name="P2">XNOR</text:p>
          </draw:text-box>
        </draw:frame>
        <draw:custom-shape draw:style-name="gr1" draw:text-style-name="P1" draw:layer="layout" svg:width="4.827cm" svg:height="1.777cm" svg:x="7.703cm" svg:y="21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499cm" svg:height="0.962cm" svg:x="8.965cm" svg:y="21.942cm">
          <draw:text-box>
            <text:p text:style-name="P2">XNOR</text:p>
          </draw:text-box>
        </draw:frame>
        <draw:line draw:style-name="gr9" draw:text-style-name="P1" draw:layer="layout" svg:x1="10.135cm" svg:y1="23.313cm" svg:x2="10.135cm" svg:y2="23.835cm">
          <text:p/>
        </draw:line>
        <draw:custom-shape draw:style-name="gr1" draw:text-style-name="P1" draw:layer="layout" svg:width="4.827cm" svg:height="1.777cm" svg:x="7.703cm" svg:y="23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499cm" svg:height="0.962cm" svg:x="8.965cm" svg:y="24.317cm">
          <draw:text-box>
            <text:p text:style-name="P2">XNOR</text:p>
          </draw:text-box>
        </draw:frame>
        <draw:line draw:style-name="gr9" draw:text-style-name="P1" draw:layer="layout" svg:x1="10.135cm" svg:y1="25.687cm" svg:x2="10.135cm" svg:y2="26.209cm">
          <text:p/>
        </draw:line>
        <draw:custom-shape draw:style-name="gr1" draw:text-style-name="P1" draw:layer="layout" svg:width="4.827cm" svg:height="1.777cm" svg:x="7.703cm" svg:y="26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499cm" svg:height="0.962cm" svg:x="8.965cm" svg:y="26.591cm">
          <draw:text-box>
            <text:p text:style-name="P2">XNOR</text:p>
          </draw:text-box>
        </draw:frame>
        <draw:line draw:style-name="gr9" draw:text-style-name="P1" draw:layer="layout" svg:x1="10.135cm" svg:y1="27.961cm" svg:x2="10.135cm" svg:y2="28.483cm">
          <text:p/>
        </draw:line>
        <draw:custom-shape draw:style-name="gr1" draw:text-style-name="P1" draw:layer="layout" svg:width="4.827cm" svg:height="1.777cm" svg:x="7.703cm" svg:y="28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499cm" svg:height="0.962cm" svg:x="8.965cm" svg:y="28.865cm">
          <draw:text-box>
            <text:p text:style-name="P2">XNOR</text:p>
          </draw:text-box>
        </draw:frame>
        <draw:line draw:style-name="gr9" draw:text-style-name="P1" draw:layer="layout" svg:x1="10.135cm" svg:y1="30.236cm" svg:x2="10.135cm" svg:y2="30.758cm">
          <text:p/>
        </draw:line>
        <draw:custom-shape draw:style-name="gr1" draw:text-style-name="P1" draw:layer="layout" svg:width="4.827cm" svg:height="1.777cm" svg:x="7.703cm" svg:y="3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8.105cm" svg:height="0.962cm" svg:x="7.565cm" svg:y="31.139cm">
          <draw:text-box>
            <text:p text:style-name="P2">Batch Normalize</text:p>
          </draw:text-box>
        </draw:frame>
        <draw:line draw:style-name="gr9" draw:text-style-name="P1" draw:layer="layout" svg:x1="10.135cm" svg:y1="32.51cm" svg:x2="10.135cm" svg:y2="33.032cm">
          <text:p/>
        </draw:line>
        <draw:custom-shape draw:style-name="gr1" draw:text-style-name="P1" draw:layer="layout" svg:width="4.827cm" svg:height="1.777cm" svg:x="7.703cm" svg:y="33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23cm" svg:height="0.962cm" svg:x="9.065cm" svg:y="33.514cm">
          <draw:text-box>
            <text:p text:style-name="P2">Conv</text:p>
          </draw:text-box>
        </draw:frame>
        <draw:line draw:style-name="gr9" draw:text-style-name="P1" draw:layer="layout" svg:x1="10.135cm" svg:y1="34.884cm" svg:x2="10.135cm" svg:y2="35.406cm">
          <text:p/>
        </draw:line>
        <draw:custom-shape draw:style-name="gr1" draw:text-style-name="P1" draw:layer="layout" svg:width="4.827cm" svg:height="1.777cm" svg:x="7.703cm" svg:y="37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4.304cm" svg:height="0.962cm" svg:x="8.665cm" svg:y="38.137cm">
          <draw:text-box>
            <text:p text:style-name="P2">SoftMax</text:p>
          </draw:text-box>
        </draw:frame>
        <draw:line draw:style-name="gr9" draw:text-style-name="P1" draw:layer="layout" svg:x1="10.135cm" svg:y1="39.508cm" svg:x2="10.135cm" svg:y2="40.03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811cm" fo:text-indent="0cm"/>
      <style:text-properties fo:font-size="5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609cm" fo:text-indent="0cm"/>
      <style:text-properties fo:font-size="49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402cm" fo:text-indent="0cm"/>
      <style:text-properties fo:font-size="4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7cm" fo:text-indent="0cm"/>
      <style:text-properties fo:font-size="4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7cm" fo:text-indent="0cm"/>
      <style:text-properties fo:font-size="4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7cm" fo:text-indent="0cm"/>
      <style:text-properties fo:font-size="4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7cm" fo:text-indent="0cm"/>
      <style:text-properties fo:font-size="4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7cm" fo:text-indent="0cm"/>
      <style:text-properties fo:font-size="4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0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43.1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427cm" svg:height="7.047cm" svg:x="3.933cm" svg:y="2.397cm"/>
      <draw:page-thumbnail draw:layer="backgroundobjects" svg:width="3.427cm" svg:height="7.047cm" svg:x="3.933cm" svg:y="10.445cm"/>
      <draw:page-thumbnail draw:layer="backgroundobjects" svg:width="3.427cm" svg:height="7.047cm" svg:x="3.933cm" svg:y="18.493cm"/>
      <draw:page-thumbnail draw:layer="backgroundobjects" svg:width="3.427cm" svg:height="7.047cm" svg:x="14.228cm" svg:y="2.397cm"/>
      <draw:page-thumbnail draw:layer="backgroundobjects" svg:width="3.427cm" svg:height="7.047cm" svg:x="14.228cm" svg:y="10.445cm"/>
      <draw:page-thumbnail draw:layer="backgroundobjects" svg:width="3.427cm" svg:height="7.047cm" svg:x="14.228cm" svg:y="18.493cm"/>
    </style:handout-master>
    <style:master-page style:name="Default" style:page-layout-name="PM1" draw:style-name="Mdp1">
      <draw:frame presentation:style-name="Default-title" draw:layer="backgroundobjects" svg:width="18.904cm" svg:height="7.209cm" svg:x="1.048cm" svg:y="1.715cm" presentation:class="title" presentation:placeholder="true">
        <draw:text-box/>
      </draw:frame>
      <draw:frame presentation:style-name="Default-outline1" draw:layer="backgroundobjects" svg:width="18.904cm" svg:height="25.043cm" svg:x="1.048cm" svg:y="10.096cm" presentation:class="outline" presentation:placeholder="true">
        <draw:text-box/>
      </draw:frame>
      <draw:frame presentation:style-name="Mpr1" draw:text-style-name="MP1" draw:layer="backgroundobjects" svg:width="4.893cm" svg:height="2.977cm" svg:x="1.048cm" svg:y="39.3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8cm" svg:height="2.977cm" svg:x="7.182cm" svg:y="39.3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3cm" svg:height="2.977cm" svg:x="15.059cm" svg:y="39.3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33:03.823409742</meta:creation-date>
    <dc:date>2017-01-07T16:05:10.742871069</dc:date>
    <meta:editing-duration>PT5M30S</meta:editing-duration>
    <meta:editing-cycles>3</meta:editing-cycles>
    <meta:generator>LibreOffice/4.2.8.2$Linux_X86_64 LibreOffice_project/420m0$Build-2</meta:generator>
    <meta:document-statistic meta:object-count="74"/>
  </office:meta>
</office:document-meta>
</file>